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f25" officeooo:paragraph-rsid="00003f25"/>
    </style:style>
    <style:style style:name="P2" style:family="paragraph" style:parent-style-name="Standard">
      <style:text-properties officeooo:rsid="00006cd6" officeooo:paragraph-rsid="00006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Hallo zusammen,</text:p>
      <text:p text:style-name="P1"/>
      <text:p text:style-name="P1"/>
      <text:p text:style-name="P2">as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2-06-17T12:48:37.471000000</dc:date>
    <meta:editing-duration>PT8M11S</meta:editing-duration>
    <meta:editing-cycles>2</meta:editing-cycles>
    <meta:document-statistic meta:table-count="0" meta:image-count="0" meta:object-count="0" meta:page-count="1" meta:paragraph-count="2" meta:word-count="3" meta:character-count="23" meta:non-whitespace-character-count="22"/>
  </office:meta>
</office:document-meta>
</file>